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78f3"/>
    </style:style>
    <style:style style:name="P2" style:family="paragraph" style:parent-style-name="Text_20_body" style:list-style-name="L2">
      <style:text-properties officeooo:rsid="00190fed" officeooo:paragraph-rsid="00190fed"/>
    </style:style>
    <style:style style:name="P3" style:family="paragraph" style:parent-style-name="Text_20_body">
      <style:text-properties officeooo:rsid="00190fed" officeooo:paragraph-rsid="00190fed"/>
    </style:style>
    <style:style style:name="P4" style:family="paragraph" style:parent-style-name="Text_20_body">
      <style:text-properties officeooo:paragraph-rsid="00192581"/>
    </style:style>
    <style:style style:name="P5" style:family="paragraph" style:parent-style-name="Text_20_body" style:list-style-name="L3">
      <style:text-properties officeooo:paragraph-rsid="00192581"/>
    </style:style>
    <style:style style:name="P6" style:family="paragraph" style:parent-style-name="Text_20_body" style:list-style-name="L3">
      <style:text-properties officeooo:rsid="00192581" officeooo:paragraph-rsid="00192581"/>
    </style:style>
    <style:style style:name="P7" style:family="paragraph" style:parent-style-name="Heading_20_1" style:list-style-name="WWNum2"/>
    <style:style style:name="P8" style:family="paragraph" style:parent-style-name="Heading_20_1" style:list-style-name="WWNum2">
      <style:paragraph-properties fo:margin-top="0.1665in" fo:margin-bottom="0.0835in" loext:contextual-spacing="false"/>
    </style:style>
    <style:style style:name="P9" style:family="paragraph" style:parent-style-name="Title" style:master-page-name="Standard">
      <style:paragraph-properties fo:margin-top="0.1665in" fo:margin-bottom="0.0835in" loext:contextual-spacing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778f3" style:font-size-asian="14pt" style:font-size-complex="14pt"/>
    </style:style>
    <style:style style:name="T3" style:family="text">
      <style:text-properties fo:font-size="14pt" officeooo:rsid="00190fed" style:font-size-asian="14pt" style:font-size-complex="14pt"/>
    </style:style>
    <style:style style:name="T4" style:family="text">
      <style:text-properties fo:font-size="14pt" officeooo:rsid="00192581" style:font-size-asian="14pt" style:font-size-complex="14pt"/>
    </style:style>
    <style:style style:name="T5" style:family="text">
      <style:text-properties officeooo:rsid="001778f3"/>
    </style:style>
    <style:style style:name="T6" style:family="text">
      <style:text-properties style:text-position="super 58%" fo:font-size="14pt" style:font-size-asian="14pt" style:font-size-complex="14pt"/>
    </style:style>
    <style:style style:name="T7" style:family="text">
      <style:text-properties style:text-position="0% 100%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xiom IoT Batch #04</text:p>
      <text:list xml:id="list3604884152" text:style-name="WWNum2">
        <text:list-item>
          <text:h text:style-name="P7" text:outline-level="1"><text:s text:c="7"/>Assigment # 0<text:span text:style-name="T5">3</text:span></text:h>
        </text:list-item>
      </text:list>
      <text:p text:style-name="Text_20_body"/>
      <text:p text:style-name="Text_20_body"><text:span text:style-name="T1">1. </text:span><text:span text:style-name="T2">Make a struct name student and keep name,age,height and city fields in it</text:span><text:span text:style-name="T1">. </text:span><text:span text:style-name="T2">Create two instances of this struct stu1 and stu2 using variable .Print the name of student 1 and city of student 2 and compelte struct as well. </text:span></text:p>
      <text:p text:style-name="Text_20_body"><text:span text:style-name="T1"><text:s text:c="2"/></text:span></text:p>
      <text:p text:style-name="P1"><text:span text:style-name="T1">2. <text:s/></text:span><text:span text:style-name="T2">Do the same as above but this time make instances using function.</text:span></text:p>
      <text:p text:style-name="P1"><text:span text:style-name="T2"/></text:p>
      <text:p text:style-name="Text_20_body"><text:span text:style-name="T1">3. <text:s/></text:span><text:span text:style-name="T3">Calculate the perimeter of </text:span><text:span text:style-name="T4">rectangle</text:span><text:span text:style-name="T3"> each time from scratch using following methods:</text:span></text:p>
      <text:list xml:id="list1391664005" text:style-name="L2">
        <text:list-item>
          <text:p text:style-name="P2"><text:span text:style-name="T1">using variables</text:span></text:p>
        </text:list-item>
        <text:list-item>
          <text:p text:style-name="P2"><text:span text:style-name="T1">using tuple </text:span></text:p>
        </text:list-item>
        <text:list-item>
          <text:p text:style-name="P2"><text:span text:style-name="T1">using function</text:span></text:p>
        </text:list-item>
        <text:list-item>
          <text:p text:style-name="P2"><text:span text:style-name="T1">using tuple/function</text:span></text:p>
        </text:list-item>
        <text:list-item>
          <text:p text:style-name="P2"><text:span text:style-name="T1">using struct</text:span></text:p>
        </text:list-item>
      </text:list>
      <text:p text:style-name="P3"><text:span text:style-name="T1">print the variables and area in each case and print complete struct when using struct .(hint: perimeter = 2*(length+breadth))</text:span></text:p>
      <text:p text:style-name="Text_20_body"><text:span text:style-name="T1">4. </text:span><text:span text:style-name="T4">Make a struct name rectangle keep length and breadth as its fields. Make instance of struct using function and make a method name perimeter of rectangle to calculate its perimeter(use above formula to calculate perimeter). Print the instance and area. <text:s/></text:span></text:p>
      <text:p text:style-name="P4"><text:span text:style-name="T1">5. <text:s/></text:span><text:span text:style-name="T4">Make a struct name rectangle keep length and breadth as its fields. Make two instances of struct using variables and do the following two methods:</text:span></text:p>
      <text:list xml:id="list95929659" text:style-name="L3">
        <text:list-item>
          <text:p text:style-name="P6"><text:span text:style-name="T1">Make two methods, 1</text:span><text:span text:style-name="T6">st</text:span><text:span text:style-name="T1"> one to calculate the perimeter of first instance and 2</text:span><text:span text:style-name="T6">nd</text:span><text:span text:style-name="T1"> to calculate the area of 2</text:span><text:span text:style-name="T6">nd</text:span><text:span text:style-name="T1"> instance.</text:span></text:p>
        </text:list-item>
        <text:list-item>
          <text:p text:style-name="P5"><text:span text:style-name="T4"><text:s/>Make only one method do same as above.</text:span></text:p>
        </text:list-item>
      </text:list>
      <text:p text:style-name="P4"><text:span text:style-name="T4">Print the both instances, area and perimeter in each case.</text:span></text:p>
      <text:p text:style-name="Text_20_body"><text:span text:style-name="T1">6. </text:span><text:span text:style-name="T4">Do same as in qno. 4 but this time make an associated function to find perimeter.</text:span></text:p>
      <text:list xml:id="list214059480663442" text:continue-list="list3604884152" text:style-name="WWNum2">
        <text:list-item>
          <text:h text:style-name="P8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1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2:15:38</meta:creation-date>
    <dc:language>en-US</dc:language>
    <dc:date>2019-11-06T21:40:58.271644283</dc:date>
    <meta:editing-cycles>3</meta:editing-cycles>
    <meta:editing-duration>PT26M49S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233" meta:character-count="1331" meta:non-whitespace-character-count="1105"/>
  </office:meta>
</office:document-meta>
</file>